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78in" svg:height="6.1492in" svg:x="8.3295in" svg:y="0.4287in">
            <draw:object draw:notify-on-update-of-ranges="Sheet1.E2:Sheet1.E2 Sheet1.E3:Sheet1.E73 Sheet1.F2:Sheet1.F2 Sheet1.F3:Sheet1.F73 Sheet1.E2:Sheet1.E2 Sheet1.E3:Sheet1.E73 Sheet1.G2:Sheet1.G2 Sheet1.G3:Sheet1.G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i Fo t*</text:p>
          </table:table-cell>
          <table:table-cell office:value-type="string" calcext:value-type="string">
            <text:p>Theta = exp(-Bi Fo t*)</text:p>
          </table:table-cell>
          <table:table-cell office:value-type="string" calcext:value-type="string">
            <text:p>Theta = 1 – Bi Fo t*</text:p>
          </table:table-cell>
        </table:table-row>
        <table:table-row table:style-name="ro1">
          <table:table-cell/>
          <table:table-cell table:formula="of:=1-0.999" office:value-type="float" office:value="0.001" calcext:value-type="float">
            <text:p>0.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E3])" office:value-type="float" office:value="1" calcext:value-type="float">
            <text:p>1</text:p>
          </table:table-cell>
          <table:table-cell table:formula="of:=1-[.E3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0.001" office:value-type="float" office:value="0.001" calcext:value-type="float">
            <text:p>0.0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EXP(-[.E4])" office:value-type="float" office:value="0.90483741803596" calcext:value-type="float">
            <text:p>0.90483741803596</text:p>
          </table:table-cell>
          <table:table-cell table:formula="of:=1-[.E4]" office:value-type="float" office:value="0.9" calcext:value-type="float">
            <text:p>0.9</text:p>
          </table:table-cell>
        </table:table-row>
        <table:table-row table:style-name="ro1">
          <table:table-cell/>
          <table:table-cell table:formula="of:=LN([.B4])" office:value-type="float" office:value="-6.90775527898214" calcext:value-type="float">
            <text:p>-6.9077552789821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EXP(-[.E5])" office:value-type="float" office:value="0.818730753077982" calcext:value-type="float">
            <text:p>0.818730753077982</text:p>
          </table:table-cell>
          <table:table-cell table:formula="of:=1-[.E5]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formula="of:=EXP(-[.E6])" office:value-type="float" office:value="0.740818220681718" calcext:value-type="float">
            <text:p>0.740818220681718</text:p>
          </table:table-cell>
          <table:table-cell table:formula="of:=1-[.E6]" office:value-type="float" office:value="0.7" calcext:value-type="float">
            <text:p>0.7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formula="of:=EXP(-[.E7])" office:value-type="float" office:value="0.670320046035639" calcext:value-type="float">
            <text:p>0.670320046035639</text:p>
          </table:table-cell>
          <table:table-cell table:formula="of:=1-[.E7]" office:value-type="float" office:value="0.6" calcext:value-type="float">
            <text:p>0.6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EXP(-[.E8])" office:value-type="float" office:value="0.606530659712633" calcext:value-type="float">
            <text:p>0.606530659712633</text:p>
          </table:table-cell>
          <table:table-cell table:formula="of:=1-[.E8]"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EXP(-[.E9])" office:value-type="float" office:value="0.548811636094026" calcext:value-type="float">
            <text:p>0.548811636094026</text:p>
          </table:table-cell>
          <table:table-cell table:formula="of:=1-[.E9]" office:value-type="float" office:value="0.4" calcext:value-type="float">
            <text:p>0.4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EXP(-[.E10])" office:value-type="float" office:value="0.496585303791409" calcext:value-type="float">
            <text:p>0.496585303791409</text:p>
          </table:table-cell>
          <table:table-cell table:formula="of:=1-[.E10]" office:value-type="float" office:value="0.3" calcext:value-type="float">
            <text:p>0.3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EXP(-[.E11])" office:value-type="float" office:value="0.449328964117222" calcext:value-type="float">
            <text:p>0.449328964117222</text:p>
          </table:table-cell>
          <table:table-cell table:formula="of:=1-[.E11]"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EXP(-[.E12])" office:value-type="float" office:value="0.406569659740599" calcext:value-type="float">
            <text:p>0.406569659740599</text:p>
          </table:table-cell>
          <table:table-cell table:formula="of:=1-[.E12]"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EXP(-[.E13])" office:value-type="float" office:value="0.367879441171442" calcext:value-type="float">
            <text:p>0.367879441171442</text:p>
          </table:table-cell>
          <table:table-cell table:formula="of:=1-[.E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formula="of:=EXP(-[.E14])" office:value-type="float" office:value="0.33287108369808" calcext:value-type="float">
            <text:p>0.33287108369808</text:p>
          </table:table-cell>
          <table:table-cell table:formula="of:=1-[.E14]"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formula="of:=EXP(-[.E15])" office:value-type="float" office:value="0.301194211912202" calcext:value-type="float">
            <text:p>0.301194211912202</text:p>
          </table:table-cell>
          <table:table-cell table:formula="of:=1-[.E15]" office:value-type="float" office:value="-0.2" calcext:value-type="float">
            <text:p>-0.2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table:formula="of:=EXP(-[.E16])" office:value-type="float" office:value="0.272531793034013" calcext:value-type="float">
            <text:p>0.272531793034013</text:p>
          </table:table-cell>
          <table:table-cell table:formula="of:=1-[.E16]" office:value-type="float" office:value="-0.3" calcext:value-type="float">
            <text:p>-0.3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formula="of:=EXP(-[.E17])" office:value-type="float" office:value="0.246596963941606" calcext:value-type="float">
            <text:p>0.246596963941606</text:p>
          </table:table-cell>
          <table:table-cell table:formula="of:=1-[.E17]" office:value-type="float" office:value="-0.4" calcext:value-type="float">
            <text:p>-0.4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formula="of:=EXP(-[.E18])" office:value-type="float" office:value="0.22313016014843" calcext:value-type="float">
            <text:p>0.22313016014843</text:p>
          </table:table-cell>
          <table:table-cell table:formula="of:=1-[.E18]" office:value-type="float" office:value="-0.5" calcext:value-type="float">
            <text:p>-0.5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table:formula="of:=EXP(-[.E19])" office:value-type="float" office:value="0.201896517994655" calcext:value-type="float">
            <text:p>0.201896517994655</text:p>
          </table:table-cell>
          <table:table-cell table:formula="of:=1-[.E19]" office:value-type="float" office:value="-0.6" calcext:value-type="float">
            <text:p>-0.6</text:p>
          </table:table-cell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table:formula="of:=EXP(-[.E20])" office:value-type="float" office:value="0.182683524052735" calcext:value-type="float">
            <text:p>0.182683524052735</text:p>
          </table:table-cell>
          <table:table-cell table:formula="of:=1-[.E20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formula="of:=EXP(-[.E21])" office:value-type="float" office:value="0.165298888221587" calcext:value-type="float">
            <text:p>0.165298888221587</text:p>
          </table:table-cell>
          <table:table-cell table:formula="of:=1-[.E21]" office:value-type="float" office:value="-0.8" calcext:value-type="float">
            <text:p>-0.8</text:p>
          </table:table-cell>
        </table:table-row>
        <table:table-row table:style-name="ro1">
          <table:table-cell table:number-columns-repeated="4"/>
          <table:table-cell office:value-type="float" office:value="1.9" calcext:value-type="float">
            <text:p>1.9</text:p>
          </table:table-cell>
          <table:table-cell table:formula="of:=EXP(-[.E22])" office:value-type="float" office:value="0.149568619222635" calcext:value-type="float">
            <text:p>0.149568619222635</text:p>
          </table:table-cell>
          <table:table-cell table:formula="of:=1-[.E22]" office:value-type="float" office:value="-0.9" calcext:value-type="float">
            <text:p>-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2T15:47:59.628000000</meta:creation-date>
    <dc:date>2023-01-22T16:00:27.459000000</dc:date>
    <meta:editing-duration>PT12M28S</meta:editing-duration>
    <meta:editing-cycles>4</meta:editing-cycles>
    <meta:generator>LibreOffice/7.4.1.2$Windows_X86_64 LibreOffice_project/3c58a8f3a960df8bc8fd77b461821e42c061c5f0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75cm" svg:height="15.62cm" xlink:href=".." xlink:type="simple" chart:class="chart:scatter" chart:style-name="ch1">
        <chart:legend chart:legend-position="end" svg:x="19.397cm" svg:y="7.262cm" style:legend-expansion="high" chart:style-name="ch2"/>
        <chart:plot-area chart:style-name="ch3" table:cell-range-address="Sheet1.E2:Sheet1.G73" chart:data-source-has-labels="row" svg:x="0.481cm" svg:y="0.312cm" svg:width="18.435cm" svg:height="14.996cm">
          <chart:coordinate-region svg:x="1.314cm" svg:y="0.511cm" svg:width="17.508cm" svg:height="14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73" chart:label-cell-address="Sheet1.F2:Sheet1.F2" chart:class="chart:scatter">
            <chart:domain table:cell-range-address="Sheet1.E3:Sheet1.E73"/>
            <chart:data-point chart:repeated="71"/>
          </chart:series>
          <chart:series chart:style-name="ch8" chart:values-cell-range-address="Sheet1.G3:Sheet1.G73" chart:label-cell-address="Sheet1.G2:Sheet1.G2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heta = exp(-Bi Fo t*)</text:p>
                <draw:g>
                  <svg:desc>Sheet1.F2:Sheet1.F2</svg:desc>
                </draw:g>
              </table:table-cell>
              <table:table-cell office:value-type="string">
                <text:p>Theta = 1 – Bi Fo t*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3:Sheet1.E73</svg:desc>
                </draw:g>
              </table:table-cell>
              <table:table-cell office:value-type="float" office:value="1">
                <text:p>1</text:p>
                <draw:g>
                  <svg:desc>Sheet1.F3:Sheet1.F73</svg:desc>
                </draw:g>
              </table:table-cell>
              <table:table-cell office:value-type="float" office:value="1">
                <text:p>1</text:p>
                <draw:g>
                  <svg:desc>Sheet1.G3:Sheet1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496585303791409">
                <text:p>0.4965853037914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